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576cm" fo:min-width="1.02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93cm" fo:min-width="2.34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893cm" fo:min-width="2.29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538cm" fo:min-width="2.77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868cm" fo:min-width="1.347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796cm" fo:min-width="1.162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538cm" fo:min-width="3.437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382cm" fo:min-width="3.437cm"/>
    </style:style>
    <style:style style:name="gr12" style:family="graphic" style:parent-style-name="standard">
      <style:graphic-properties draw:stroke="none" svg:stroke-color="#000000" draw:fill="none" draw:fill-color="#ffffff" fo:min-height="0.493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loext:graphic-properties draw:fill-color="#ffff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6" style:family="paragraph">
      <style:text-properties fo:font-size="12pt" fo:font-weight="bold" style:font-size-asian="18pt" style:font-size-complex="18pt"/>
    </style:style>
    <style:style style:name="P7" style:family="paragraph">
      <loext:graphic-properties draw:fill="none" draw:fill-color="#ffffff"/>
      <style:text-properties fo:font-size="12pt" fo:font-weight="bold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048cm" svg:height="1.651cm" svg:x="17.256cm" svg:y="3.279cm">
          <text:p text:style-name="P1"><text:span text:style-name="T1">Character</text:span></text:p>
          <text:p text:style-name="P1"><text:span text:style-name="T1">Pres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" draw:id="id2" draw:layer="layout" svg:width="3.048cm" svg:height="1.651cm" svg:x="19.934cm" svg:y="5.923cm">
          <text:p text:style-name="P1"><text:span text:style-name="T1">ES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20.304cm" svg:y1="4.105cm" svg:x2="21.458cm" svg:y2="5.923cm" draw:start-shape="id1" draw:start-glue-point="7" draw:end-shape="id2" draw:end-glue-point="4" svg:d="M20304 4105h1154v1818" svg:viewBox="0 0 1155 1819">
          <text:p/>
        </draw:connector>
        <draw:custom-shape draw:style-name="gr1" draw:text-style-name="P2" xml:id="id4" draw:id="id4" draw:layer="layout" svg:width="3.048cm" svg:height="1.651cm" svg:x="24.114cm" svg:y="8.161cm">
          <text:p text:style-name="P1"><text:span text:style-name="T1">Up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5" draw:id="id5" draw:layer="layout" svg:width="3.048cm" svg:height="1.651cm" svg:x="26.654cm" svg:y="11.844cm">
          <text:p text:style-name="P1"><text:span text:style-name="T1">Down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6" draw:id="id6" draw:layer="layout" svg:width="3.048cm" svg:height="1.651cm" svg:x="29.524cm" svg:y="15.146cm">
          <text:p text:style-name="P1"><text:span text:style-name="T1">Left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7" draw:id="id7" draw:layer="layout" svg:width="3.048cm" svg:height="1.651cm" svg:x="32.459cm" svg:y="18.575cm">
          <text:p text:style-name="P1"><text:span text:style-name="T1">Right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" draw:id="id3" draw:layer="layout" svg:width="3.048cm" svg:height="1.651cm" svg:x="7.72cm" svg:y="8.034cm">
          <text:p text:style-name="P1"><text:span text:style-name="T1">C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9" draw:id="id9" draw:layer="layout" svg:width="2.845cm" svg:height="1.143cm" svg:x="11.975cm" svg:y="12.182cm">
          <text:p text:style-name="P4"><text:span text:style-name="T1">Copy work buffer</text:span></text:p>
          <text:p text:style-name="P4"><text:span text:style-name="T1"><text:s/></text:span><text:span text:style-name="T1">to ring buff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94cm" svg:height="1.143cm" svg:x="11.726cm" svg:y="13.782cm">
          <text:p text:style-name="P4"><text:span text:style-name="T1">Send work buffer</text:span></text:p>
          <text:p text:style-name="P4"><text:span text:style-name="T1">To char_fsm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9.934cm" svg:y1="6.749cm" svg:x2="9.244cm" svg:y2="8.034cm" draw:start-shape="id2" draw:start-glue-point="5" draw:end-shape="id3" draw:end-glue-point="4" svg:d="M19934 6749h-10690v1285" svg:viewBox="0 0 10691 1286">
          <text:p/>
        </draw:connector>
        <draw:connector draw:style-name="gr2" draw:text-style-name="P3" draw:layer="layout" svg:x1="22.982cm" svg:y1="6.749cm" svg:x2="25.638cm" svg:y2="8.161cm" draw:start-shape="id2" draw:start-glue-point="7" draw:end-shape="id4" draw:end-glue-point="4" svg:d="M22982 6749h2656v1412" svg:viewBox="0 0 2657 1413">
          <text:p/>
        </draw:connector>
        <draw:connector draw:style-name="gr2" draw:text-style-name="P3" draw:layer="layout" svg:x1="27.162cm" svg:y1="8.987cm" svg:x2="28.178cm" svg:y2="11.844cm" draw:start-shape="id4" draw:start-glue-point="7" draw:end-shape="id5" draw:end-glue-point="4" svg:d="M27162 8987h1016v2857" svg:viewBox="0 0 1017 2858">
          <text:p/>
        </draw:connector>
        <draw:connector draw:style-name="gr2" draw:text-style-name="P3" draw:layer="layout" svg:x1="29.702cm" svg:y1="12.67cm" svg:x2="31.048cm" svg:y2="15.146cm" draw:start-shape="id5" draw:start-glue-point="7" draw:end-shape="id6" draw:end-glue-point="4" svg:d="M29702 12670h1346v2476" svg:viewBox="0 0 1347 2477">
          <text:p/>
        </draw:connector>
        <draw:connector draw:style-name="gr2" draw:text-style-name="P3" draw:layer="layout" svg:x1="32.572cm" svg:y1="15.972cm" svg:x2="33.983cm" svg:y2="18.575cm" draw:start-shape="id6" draw:start-glue-point="7" draw:end-shape="id7" draw:end-glue-point="4" svg:d="M32572 15972h1411v2603" svg:viewBox="0 0 1412 2604">
          <text:p/>
        </draw:connector>
        <draw:custom-shape draw:style-name="gr1" draw:text-style-name="P2" xml:id="id13" draw:id="id13" draw:layer="layout" svg:width="3.048cm" svg:height="1.651cm" svg:x="5.121cm" svg:y="10.334cm">
          <text:p text:style-name="P1"><text:span text:style-name="T1">DE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8" draw:id="id8" draw:layer="layout" svg:width="3.048cm" svg:height="1.651cm" svg:x="14.387cm" svg:y="10.334cm">
          <text:p text:style-name="P1"><text:span text:style-name="T1">work_buffer</text:span></text:p>
          <text:p text:style-name="P1"><text:span text:style-name="T1">emp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0.768cm" svg:y1="8.86cm" svg:x2="15.911cm" svg:y2="10.334cm" draw:start-shape="id3" draw:start-glue-point="7" draw:end-shape="id8" draw:end-glue-point="4" svg:d="M10768 8860h5143v1474" svg:viewBox="0 0 5144 1475">
          <text:p/>
        </draw:connector>
        <draw:connector draw:style-name="gr2" draw:text-style-name="P3" draw:layer="layout" svg:x1="14.387cm" svg:y1="11.16cm" svg:x2="13.397cm" svg:y2="12.182cm" draw:start-shape="id8" draw:start-glue-point="5" draw:end-shape="id9" draw:end-glue-point="0" svg:d="M14387 11160h-990v1022" svg:viewBox="0 0 991 1023">
          <text:p/>
        </draw:connector>
        <draw:custom-shape draw:style-name="gr4" draw:text-style-name="P2" xml:id="id10" draw:id="id10" draw:layer="layout" svg:width="2.794cm" svg:height="1.143cm" svg:x="17.026cm" svg:y="12.282cm">
          <text:p text:style-name="P4"><text:span text:style-name="T1">Display</text:span></text:p>
          <text:p text:style-name="P4"><text:span text:style-name="T1">Current promp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7.435cm" svg:y1="11.16cm" svg:x2="18.423cm" svg:y2="12.282cm" draw:start-shape="id8" draw:start-glue-point="7" draw:end-shape="id10" draw:end-glue-point="0" svg:d="M17435 11160h988v1122" svg:viewBox="0 0 989 1123">
          <text:p/>
        </draw:connector>
        <draw:custom-shape draw:style-name="gr4" draw:text-style-name="P2" xml:id="id11" draw:id="id11" draw:layer="layout" svg:width="2.794cm" svg:height="1.143cm" svg:x="17.383cm" svg:y="1.254cm">
          <text:p text:style-name="P4"><text:span text:style-name="T1">Read keyboar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8.78cm" svg:y1="2.397cm" svg:x2="18.78cm" svg:y2="3.279cm" draw:start-shape="id11" draw:start-glue-point="2" draw:end-shape="id1" draw:end-glue-point="4" svg:d="M18780 2397v882" svg:viewBox="0 0 1 883">
          <text:p/>
        </draw:connector>
        <draw:custom-shape draw:style-name="gr5" draw:text-style-name="P2" xml:id="id12" draw:id="id12" draw:layer="layout" svg:width="3.271cm" svg:height="1.788cm" svg:x="12.097cm" svg:y="3.21cm">
          <text:p text:style-name="P4"><text:span text:style-name="T1">Toggle heartbeat</text:span></text:p>
          <text:p text:style-name="P4"><text:span text:style-name="T1">other house</text:span></text:p>
          <text:p text:style-name="P4"><text:span text:style-name="T1">kee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type="line" svg:x1="17.256cm" svg:y1="4.105cm" svg:x2="15.368cm" svg:y2="4.104cm" draw:start-shape="id1" draw:start-glue-point="5" draw:end-shape="id12" draw:end-glue-point="1" svg:d="M17256 4105l-1888-1" svg:viewBox="0 0 1889 2">
          <text:p/>
        </draw:connector>
        <draw:connector draw:style-name="gr2" draw:text-style-name="P3" xml:id="id15" draw:id="id15" draw:layer="layout" svg:x1="13.732cm" svg:y1="3.21cm" svg:x2="17.383cm" svg:y2="1.825cm" draw:start-shape="id12" draw:start-glue-point="0" draw:end-shape="id11" draw:end-glue-point="3" svg:d="M13732 3210v-1385h3651" svg:viewBox="0 0 3652 1386">
          <text:p/>
        </draw:connector>
        <draw:frame draw:style-name="gr7" draw:text-style-name="P7" draw:layer="layout" svg:width="1.143cm" svg:height="0.762cm" svg:x="16.163cm" svg:y="3.472cm">
          <draw:text-box>
            <text:p text:style-name="P6"><text:span text:style-name="T2">no</text:span></text:p>
          </draw:text-box>
        </draw:frame>
        <draw:frame draw:style-name="gr7" draw:text-style-name="P7" draw:layer="layout" svg:width="1.143cm" svg:height="0.762cm" svg:x="18.964cm" svg:y="6.072cm">
          <draw:text-box>
            <text:p text:style-name="P6"><text:span text:style-name="T2">no</text:span></text:p>
          </draw:text-box>
        </draw:frame>
        <draw:frame draw:style-name="gr7" draw:text-style-name="P7" draw:layer="layout" svg:width="1.143cm" svg:height="0.762cm" svg:x="27.064cm" svg:y="8.272cm">
          <draw:text-box>
            <text:p text:style-name="P6"><text:span text:style-name="T2">no</text:span></text:p>
          </draw:text-box>
        </draw:frame>
        <draw:frame draw:style-name="gr7" draw:text-style-name="P7" draw:layer="layout" svg:width="1.143cm" svg:height="0.762cm" svg:x="29.665cm" svg:y="11.872cm">
          <draw:text-box>
            <text:p text:style-name="P6"><text:span text:style-name="T2">no</text:span></text:p>
          </draw:text-box>
        </draw:frame>
        <draw:frame draw:style-name="gr7" draw:text-style-name="P7" draw:layer="layout" svg:width="1.143cm" svg:height="0.762cm" svg:x="32.665cm" svg:y="15.072cm">
          <draw:text-box>
            <text:p text:style-name="P6"><text:span text:style-name="T2">no</text:span></text:p>
          </draw:text-box>
        </draw:frame>
        <draw:connector draw:style-name="gr2" draw:text-style-name="P3" draw:layer="layout" svg:x1="7.72cm" svg:y1="8.86cm" svg:x2="6.645cm" svg:y2="10.334cm" draw:start-shape="id3" draw:start-glue-point="5" draw:end-shape="id13" draw:end-glue-point="4" svg:d="M7720 8860h-1075v1474" svg:viewBox="0 0 1076 1475">
          <text:p/>
        </draw:connector>
        <draw:frame draw:style-name="gr7" draw:text-style-name="P7" draw:layer="layout" svg:width="1.143cm" svg:height="0.762cm" svg:x="6.865cm" svg:y="8.072cm">
          <draw:text-box>
            <text:p text:style-name="P6"><text:span text:style-name="T2">no</text:span></text:p>
          </draw:text-box>
        </draw:frame>
        <draw:custom-shape draw:style-name="gr5" draw:text-style-name="P2" xml:id="id14" draw:id="id14" draw:layer="layout" svg:width="3.271cm" svg:height="1.788cm" svg:x="2.764cm" svg:y="12.677cm">
          <text:p text:style-name="P4"><text:span text:style-name="T1">Add character </text:span></text:p>
          <text:p text:style-name="P4"><text:span text:style-name="T1">to work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5.121cm" svg:y1="11.16cm" svg:x2="4.399cm" svg:y2="12.677cm" draw:start-shape="id13" draw:start-glue-point="5" draw:end-shape="id14" draw:end-glue-point="0" svg:d="M5121 11160h-722v1517" svg:viewBox="0 0 723 1518">
          <text:p/>
        </draw:connector>
        <draw:connector draw:style-name="gr2" draw:text-style-name="P3" draw:layer="layout" svg:x1="2.764cm" svg:y1="13.571cm" svg:x2="13.732cm" svg:y2="1.825cm" draw:start-shape="id14" draw:start-glue-point="3" draw:end-shape="id15" draw:end-glue-point="0" svg:d="M2764 13571h-502v-11746h11470" svg:viewBox="0 0 11471 11747">
          <text:p/>
        </draw:connector>
        <draw:frame draw:style-name="gr7" draw:text-style-name="P7" draw:layer="layout" svg:width="1.143cm" svg:height="0.762cm" svg:x="4.366cm" svg:y="10.472cm">
          <draw:text-box>
            <text:p text:style-name="P6"><text:span text:style-name="T2">no</text:span></text:p>
          </draw:text-box>
        </draw:frame>
        <draw:custom-shape draw:style-name="gr5" draw:text-style-name="P2" xml:id="id17" draw:id="id17" draw:layer="layout" svg:width="3.271cm" svg:height="1.788cm" svg:x="4.898cm" svg:y="15.712cm">
          <text:p text:style-name="P4"><text:span text:style-name="T1">Delete character to</text:span></text:p>
          <text:p text:style-name="P4"><text:span text:style-name="T1">the left of </text:span></text:p>
          <text:p text:style-name="P4"><text:span text:style-name="T1">the input poi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.271cm" svg:height="1.788cm" svg:x="12.049cm" svg:y="20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6" draw:id="id16" draw:layer="layout" svg:width="3.693cm" svg:height="2.236cm" svg:x="7.321cm" svg:y="12.434cm">
          <text:p text:style-name="P1"><text:span text:style-name="T1">Input pointer</text:span></text:p>
          <text:p text:style-name="P1"><text:span text:style-name="T1">At beginning of</text:span></text:p>
          <text:p text:style-name="P1"><text:span text:style-name="T1">buff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8.169cm" svg:y1="11.16cm" svg:x2="9.168cm" svg:y2="12.434cm" draw:start-shape="id13" draw:start-glue-point="7" draw:end-shape="id16" draw:end-glue-point="4" svg:d="M8169 11160h999v1274" svg:viewBox="0 0 1000 1275">
          <text:p/>
        </draw:connector>
        <draw:connector draw:style-name="gr2" draw:text-style-name="P3" draw:layer="layout" svg:x1="7.321cm" svg:y1="13.552cm" svg:x2="6.533cm" svg:y2="15.712cm" draw:start-shape="id16" draw:start-glue-point="5" draw:end-shape="id17" draw:end-glue-point="0" svg:d="M7321 13552h-788v2160" svg:viewBox="0 0 789 2161">
          <text:p/>
        </draw:connector>
        <draw:custom-shape draw:style-name="gr9" draw:text-style-name="P2" xml:id="id18" draw:id="id18" draw:layer="layout" svg:width="3.322cm" svg:height="2.091cm" svg:x="31.201cm" svg:y="1.709cm">
          <text:p text:style-name="P1"><text:span text:style-name="T1">Token avail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xml:id="id19" draw:id="id19" draw:layer="layout" svg:width="3.937cm" svg:height="1.788cm" svg:x="36.018cm" svg:y="1.859cm">
          <text:p text:style-name="P1">Pass token to</text:p>
          <text:p text:style-name="P1"><text:s/>command processor</text:p>
          <text:p text:style-name="P1">Set prompt flag fal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34.523cm" svg:y1="2.755cm" svg:x2="36.018cm" svg:y2="2.753cm" draw:start-shape="id18" draw:start-glue-point="7" draw:end-shape="id19" draw:end-glue-point="3" svg:d="M34523 2755h748v-2h747" svg:viewBox="0 0 1496 3">
          <text:p/>
        </draw:connector>
        <draw:custom-shape draw:style-name="gr11" draw:text-style-name="P2" xml:id="id21" draw:id="id21" draw:layer="layout" svg:width="3.937cm" svg:height="1.632cm" svg:x="31.48cm" svg:y="6.969cm">
          <text:p text:style-name="P1">Display prompt buffer</text:p>
          <text:p text:style-name="P1">Set prompt flag 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" draw:id="id20" draw:layer="layout" svg:width="3.048cm" svg:height="1.651cm" svg:x="28.735cm" svg:y="4.223cm">
          <text:p text:style-name="P1"><text:span text:style-name="T1">Prompt fla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31.201cm" svg:y1="2.755cm" svg:x2="30.259cm" svg:y2="4.223cm" draw:start-shape="id18" draw:start-glue-point="5" draw:end-shape="id20" draw:end-glue-point="4" svg:d="M31201 2755h-942v1468" svg:viewBox="0 0 943 1469">
          <text:p/>
        </draw:connector>
        <draw:connector draw:style-name="gr2" draw:text-style-name="P3" draw:layer="layout" svg:x1="31.783cm" svg:y1="5.049cm" svg:x2="33.448cm" svg:y2="6.969cm" draw:start-shape="id20" draw:start-glue-point="7" draw:end-shape="id21" draw:end-glue-point="0" svg:d="M31783 5049h1665v1920" svg:viewBox="0 0 1666 1921">
          <text:p/>
        </draw:connector>
        <draw:frame draw:style-name="gr12" draw:text-style-name="P7" draw:layer="layout" svg:width="1.789cm" svg:height="0.743cm" svg:x="31.939cm" svg:y="4.375cm">
          <draw:text-box>
            <text:p text:style-name="P6"><text:span text:style-name="T2">false</text:span></text:p>
          </draw:text-box>
        </draw:frame>
        <draw:frame draw:style-name="gr7" draw:text-style-name="P7" draw:layer="layout" svg:width="1.143cm" svg:height="0.762cm" svg:x="27.065cm" svg:y="8.272cm">
          <draw:text-box>
            <text:p text:style-name="P6"><text:span text:style-name="T2">no</text:span></text:p>
          </draw:text-box>
        </draw:frame>
        <draw:frame draw:style-name="gr12" draw:text-style-name="P7" draw:layer="layout" svg:width="1.789cm" svg:height="0.743cm" svg:x="27.34cm" svg:y="4.376cm">
          <draw:text-box>
            <text:p text:style-name="P6"><text:span text:style-name="T2">true</text:span></text:p>
          </draw:text-box>
        </draw:frame>
        <draw:connector draw:style-name="gr2" draw:text-style-name="P3" draw:layer="layout" draw:line-skew="2.325cm" svg:x1="28.735cm" svg:y1="5.049cm" svg:x2="20.177cm" svg:y2="1.825cm" draw:start-shape="id20" draw:start-glue-point="5" draw:end-shape="id11" draw:end-glue-point="1" svg:d="M28735 5049h-1954v-3224h-6604" svg:viewBox="0 0 8559 3225">
          <text:p/>
        </draw:connector>
        <draw:connector draw:style-name="gr2" draw:text-style-name="P3" draw:layer="layout" draw:line-skew="0.953cm" svg:x1="31.48cm" svg:y1="7.785cm" svg:x2="20.177cm" svg:y2="1.825cm" draw:start-shape="id21" draw:start-glue-point="3" draw:end-shape="id11" draw:end-glue-point="1" svg:d="M31480 7785h-4699v-5960h-6604" svg:viewBox="0 0 11304 59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2:55:35.970060000</meta:creation-date>
    <meta:editing-cycles>1</meta:editing-cycles>
    <meta:editing-duration>PT3M56S</meta:editing-duration>
    <dc:date>2017-11-01T14:34:04.891352000</dc:date>
    <meta:document-statistic meta:object-count="54"/>
    <meta:generator>LibreOffice/5.0.3.2$MacOSX_X86_64 LibreOffice_project/e5f16313668ac592c1bfb310f4390624e3dbfb75</meta:generator>
  </office:meta>
</office:document-meta>
</file>